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4.0484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kapandet av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poster som innehåller antingen text eller en länk till någon plats, liksom ett bokmärke.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string" calcext:value-type="string">
            <text:p>Skapandet av text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Poster som innehåller text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float" office:value="1.2" calcext:value-type="float">
            <text:p>1.2</text:p>
          </table:table-cell>
          <table:table-cell office:value-type="string" calcext:value-type="string">
            <text:p>Skapandet av länk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1.1 istället</text:p>
          </table:table-cell>
          <table:table-cell office:value-type="string" calcext:value-type="string">
            <text:p>Poster som direkt länkar vidare till en annan ur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e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poster, permanen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collections, samlingar med poster, som en sorts personlig bokmärkning.</text:p>
          </table:table-cell>
          <table:table-cell office:value-type="string" calcext:value-type="string">
            <text:p>T5, T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 till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Länkandet av poster till collection innebär att länken till posten finns i collectionen</text:p>
          </table:table-cell>
          <table:table-cell office:value-type="string" calcext:value-type="string">
            <text:p>T7, T8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.2" calcext:value-type="float">
            <text:p>2.2</text:p>
          </table:table-cell>
          <table:table-cell office:value-type="string" calcext:value-type="string">
            <text:p>Ändra visningen av collection för enbart vissa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2.4 istället</text:p>
          </table:table-cell>
          <table:table-cell office:value-type="string" calcext:value-type="string">
            <text:p>Ändra visningen av collectionen för att antingen visa den för alla eller dölja den.</text:p>
          </table:table-cell>
          <table:table-cell office:value-type="string" calcext:value-type="string">
            <text:p>T9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collection, permanen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.4" calcext:value-type="float">
            <text:p>2.4</text:p>
          </table:table-cell>
          <table:table-cell office:value-type="string" calcext:value-type="string">
            <text:p>Dela collections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Collections är privata, men det ska gå att dela dessa om man vi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string" calcext:value-type="string">
            <text:p>Tilläggning av andra länkar än poster till collectio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collection ska vara som en bokmärkes grupp, och ska således kunna ha andra länkar också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Categories innehåller poster av samma sort, så som teknologi, eller mat. Man ska kunna skapa sina egna categories. </text:p>
          </table:table-cell>
          <table:table-cell office:value-type="string" calcext:value-type="string">
            <text:p>T11, T12, T13, T1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kippad, se 3.4 istället</text:p>
          </table:table-cell>
          <table:table-cell/>
          <table:table-cell office:value-type="string" calcext:value-type="string">
            <text:p>T15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.2" calcext:value-type="float">
            <text:p>3.2</text:p>
          </table:table-cell>
          <table:table-cell office:value-type="string" calcext:value-type="string">
            <text:p>Moderering av category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Borttagning av poster där moderatorn inte behöver ha skapat posten för att den ska kunna tas bort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.3" calcext:value-type="float">
            <text:p>3.3</text:p>
          </table:table-cell>
          <table:table-cell office:value-type="string" calcext:value-type="string">
            <text:p>Bindandet av användare till moderatore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moderator ska kunna tillsätta nya moderatorer om denna så vil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.4" calcext:value-type="float">
            <text:p>3.4</text:p>
          </table:table-cell>
          <table:table-cell office:value-type="string" calcext:value-type="string">
            <text:p>Skapande av post i category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n post ska kunna skapas i en category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mmenter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Kommentarer är en del i delandet av länkar och man ska kunna kommentera.</text:p>
          </table:table-cell>
          <table:table-cell office:value-type="string" calcext:value-type="string">
            <text:p>T19, T2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Kommentera på poster är väödigt viktigt.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Kommentera på kommentarer är ett sätt att förhindra svårhanterliga kommentarstrådar.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.3" calcext:value-type="float">
            <text:p>4.3</text:p>
          </table:table-cell>
          <table:table-cell office:value-type="string" calcext:value-type="string">
            <text:p>Ta bort en kommentar</text:p>
          </table:table-cell>
          <table:table-cell table:number-columns-repeated="2"/>
          <table:table-cell office:value-type="string" calcext:value-type="string">
            <text:p>Skippad, kommentarer är permanenta</text:p>
          </table:table-cell>
          <table:table-cell/>
          <table:table-cell office:value-type="string" calcext:value-type="string">
            <text:p>T23</text:p>
          </table:table-cell>
          <table:table-cell table:number-columns-repeated="3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kapandet av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Registrering helt enkelt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.1" calcext:value-type="float">
            <text:p>5.1</text:p>
          </table:table-cell>
          <table:table-cell office:value-type="string" calcext:value-type="string">
            <text:p>Ändrandet av uppgifter på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e implementerat</text:p>
          </table:table-cell>
          <table:table-cell office:value-type="string" calcext:value-type="string">
            <text:p>Säger sig självt</text:p>
          </table:table-cell>
          <table:table-cell office:value-type="string" calcext:value-type="string">
            <text:p>T32, finns ej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 office:value-type="string" calcext:value-type="string">
            <text:p>T28, T29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,5.1</text:p>
          </table:table-cell>
        </table:table-row>
        <table:table-row table:style-name="ro3">
          <table:table-cell office:value-type="float" office:value="5.4" calcext:value-type="float">
            <text:p>5.4</text:p>
          </table:table-cell>
          <table:table-cell office:value-type="string" calcext:value-type="string">
            <text:p>Unikt användarnamn.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Användarnamnet är vad som identifierar en användare och måste således vara unikt.</text:p>
          </table:table-cell>
          <table:table-cell office:value-type="string" calcext:value-type="string">
            <text:p>T25, T2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string" calcext:value-type="string">
            <text:p>Unik email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mail är ett sätt att skicka påminnelse om lösenord om användaren har glömt det, och måste alltså vara unikt för att inte skicka uppgifter om flera användare till en email.</text:p>
          </table:table-cell>
          <table:table-cell office:value-type="string" calcext:value-type="string">
            <text:p>T26, T2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6" calcext:value-type="float">
            <text:p>5.6</text:p>
          </table:table-cell>
          <table:table-cell office:value-type="string" calcext:value-type="string">
            <text:p>Skicka lösenordsåterställning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e implementerat</text:p>
          </table:table-cell>
          <table:table-cell office:value-type="string" calcext:value-type="string">
            <text:p>Ett email skickas till personens email med en engångskod som återställer lösenordet på den givna användaren.</text:p>
          </table:table-cell>
          <table:table-cell office:value-type="string" calcext:value-type="string">
            <text:p>T31, finns ej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14:25:04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7</meta:editing-cycles>
    <meta:generator>LibreOffice/4.2.0.4$Windows_x86 LibreOffice_project/05dceb5d363845f2cf968344d7adab8dcfb2ba71</meta:generator>
    <dc:date>2014-06-01T11:52:11.229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